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ind the ogive that fits into RP-25 code 145 flang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office:value-type="float" office:value="0.039">
            <text:p>0.039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2, R3</text:p>
          </table:table-cell>
          <table:table-cell office:value-type="float" office:value="0.023">
            <text:p>0.023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'</text:p>
          </table:table-cell>
          <table:table-cell office:value-type="float" office:value="0.036">
            <text:p>0.036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</text:p>
          </table:table-cell>
          <table:table-cell office:value-type="float" office:value="0.013">
            <text:p>0.013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'-P</text:p>
          </table:table-cell>
          <table:table-cell table:formula="of:=[.D9]-[.D10]" office:value-type="float" office:value="0.023">
            <text:p>0.023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</text:p>
          </table:table-cell>
          <table:table-cell table:formula="of:=[.D8]" office:value-type="float" office:value="0.023">
            <text:p>0.023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style-name="Default" table:formula="of:=[.D13]-[.D15]" office:value-type="float" office:value="0.0035">
            <text:p>0.003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formula="of:=[.D7]/2" office:value-type="float" office:value="0.0195">
            <text:p>0.0195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SQRT((2*[.D13]*[.D15])-[.D15]^2)" office:value-type="float" office:value="0.0227321358433386">
            <text:p>0.0227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table:number-columns-repeated="2"/>
          <table:table-cell office:value-type="string">
            <text:p>P'</text:p>
          </table:table-cell>
          <table:table-cell table:style-name="Default" table:formula="of:=-[.D14]" office:value-type="float" office:value="-0.0035">
            <text:p>-0.0035</text:p>
          </table:table-cell>
          <table:table-cell table:formula="of:=[.D16]" office:value-type="float" office:value="0.0227321358433386">
            <text:p>0.0227321358</text:p>
          </table:table-cell>
        </table:table-row>
        <table:table-row table:style-name="ro1">
          <table:table-cell table:number-columns-repeated="2"/>
          <table:table-cell office:value-type="string">
            <text:p>P''</text:p>
          </table:table-cell>
          <table:table-cell table:style-name="Default" table:formula="of:=[.D14]" office:value-type="float" office:value="0.0035">
            <text:p>0.0035</text:p>
          </table:table-cell>
          <table:table-cell table:formula="of:=[.D16]" office:value-type="float" office:value="0.0227321358433386">
            <text:p>0.0227321358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6">11/06/2022</text:date>, <text:time>19:1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4T13:18:03.07</meta:creation-date>
    <meta:generator>OpenOffice.org/3.4.1$Win32 OpenOffice.org_project/341m1$Build-9593</meta:generator>
    <dc:date>2022-11-06T19:16:43.01</dc:date>
    <meta:editing-duration>PT4H50M7S</meta:editing-duration>
    <meta:editing-cycles>2</meta:editing-cycles>
    <meta:document-statistic meta:table-count="3" meta:cell-count="27" meta:object-count="0"/>
  </office:meta>
</office:document-meta>
</file>